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UKESM: Veg change lineplot</text:p>
          </table:table-cell>
          <table:covered-table-cell table:number-columns-repeated="6" table:style-name="ce4"/>
          <table:table-cell table:style-name="ce12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UKEMS: JASMIN delta parameter</text:p>
          </table:table-cell>
          <table:covered-table-cell table:number-columns-repeated="6" table:style-name="ce4"/>
          <table:table-cell table:style-name="ce12" office:value-type="string" calcext:value-type="string">
            <text:p>LimFIRE: co-authors meeting, september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UKESM: plot JASMIN</text:p>
          </table:table-cell>
          <table:covered-table-cell table:number-columns-repeated="6" table:style-name="ce4"/>
          <table:table-cell table:style-name="ce13" office:value-type="string" calcext:value-type="string">
            <text:p><text:a xlink:href="http://intranet.ceh.ac.uk/resources/news-and-events/events/ceh-internal-events/predicting-species-spread-with-ides" xlink:type="simple">predicting-species-spread-with-ides</text:a>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UKESM: veg1/vg2 respirartion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Veg recovery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TASH codes</text:p>
          </table:table-cell>
          <table:covered-table-cell table:number-columns-repeated="6" table:style-name="ce4"/>
          <table:table-cell table:style-name="ce15" office:value-type="string" calcext:value-type="string">
            <text:p>Join Union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HR form</text:p>
          </table:table-cell>
          <table:table-cell table:style-name="ce4" table:number-columns-repeated="6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27<text:span text:style-name="T1">th</text:span> : Review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lifeforms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Enter other races</text:p>
          </table:table-cell>
          <table:table-cell table:style-name="ce4" table:number-columns-repeated="6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http://www.sealthreinhold.com/school/tuftes-rule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flowingdata.com/2010/07/22/7-basic-rules-for-making-charts-and-graph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eply to Ne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16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office:value-type="string" calcext:value-type="string">
            <text:p>Read Elenours proposal</text:p>
          </table:table-cell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office:value-type="string" calcext:value-type="string">
            <text:p>Send to Martin and Mel: https://jobs.exeter.ac.uk/hrpr_webrecruitment/wrd/run/ETREC107GF.open?VACANCY_ID=464814FdpE&amp;WVID=3817591jNg&amp;LANG=USA</text:p>
          </table:table-cell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office:value-type="string" calcext:value-type="string">
            <text:p>Citrix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0:12:17.878759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9-21T10:13:17.425994777</dc:date>
    <meta:editing-duration>P76DT19H46M39S</meta:editing-duration>
    <meta:editing-cycles>142</meta:editing-cycles>
    <meta:generator>LibreOffice/4.3.7.2$Linux_X86_64 LibreOffice_project/430$Build-2</meta:generator>
    <meta:document-statistic meta:table-count="2" meta:cell-count="41" meta:object-count="0"/>
  </office:meta>
</office:document-meta>
</file>